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wniej gry można było co prawda robić w garażu, ale szedł za tym ogrom pracy, setki linii kodu oraz problemy wydawnicze. Asembler i inne języki niskiego poziomu święciły triumfy, pozwalając każdemu człowiekowi, chcącemu śledzić każdą zmienną w kodzie na tworzenie własnych programów. Teraz, całe szczęście, sytuacja ulega ciągłej poprawie, w związku z pojawieniem się C#, javy i tym podobnych rzeczy, frameworków graficznych oraz narzędzi, jak choćby Unity. Najlepszym przykładem tego jak prosto obecnie jest zrobić własną grę jest Ren’py - program do tworzenia visual novelek.</text:p>
      <text:p text:style-name="P1"/>
      <text:p text:style-name="P1">Czym jest visual novel? Jest to rodzaj gier skupionych przede wszystkim na fabule, z dość ograniczonym gameplayem. Najprostsza produkcja z tego gatunku mogłaby się składać po prostu z kilku statycznych planszy, grafik postaci oraz ciągu tekstu (wyświetlanego z reguły na dole ekranu), nawet bez żadnych wyborów i innych tego typu rzeczy. Oczywiście mowa tu tylko o podstawach, a rzeczywiste VNki mogą posiadać ogromne ilości rozszerzeń. Najprostszym są wybory, umożliwiające tworzenie gier o rozgałęziających się fabułach. Bardzo prosto można dodać również kilka prostych liczników i zmiennych, zapisujących na przykład stosunek postaci do głównego bohatera czy ilość pieniędzy. Już tak proste dwa rozwiązania pozwalają na tworzenie skomplikowanych historii. To nie wszystko - dla przykładu, popularne są gry z planowaniem rozkładu dnia, na przykład opowiadające o życiu w szkole i umożliwiające wybór przedmiotów, których ma się uczyć danego dnia bohater. Ba, są nawet visual novele z opcjami bitew taktycznych (i to koszmarnie trudnych - na ciebie patrzę, Sunriderze).</text:p>
      <text:p text:style-name="P1"/>
      <text:p text:style-name="P1">Ren’py jest w pełni darmowym programem, opartym o język programistyczny Python, który umożliwia stworzenie visual noveli każdemu, kto jest w stanie posługiwać się klawiaturą i rozumie na tyle angielski, by przebrnąć przez proste instrukcje. Co najważniejsze, do stworzenia własnej, prostej gry nie jest wymagana znajomość programowania - choć oczywiście wiedza na temat zmiennych, pętli i tego typu rzeczy nie zaszkodzi. Jeszcze przydatniejsza jest znajomość Pythona, którym można wzbogacić tworzoną przez siebie grę.</text:p>
      <text:p text:style-name="P1"/>
      <text:p text:style-name="P1">Ren’py sam z siebie tworzy podstawowe elementy dla naszej przyszłej gry - menu główne, system zapisu czy menu opcji, redukując do minimum liczbę rzeczy, którymi trzeba się martwić przy tworzeniu. Wszystko można jednak zmodyfikować, by lepiej dopasować do swoich własnych potrzeb, zaspokajając dzięki temu każdego - zarówno pisarzy, którzy po prostu chcą stworzyć swoją pierwszą VNkę w życiu, jak i programistów, którzy nie mogą wytrzymać bez zmodyfikowania opcji zapisu stanu gry w taki sposób, by zapisywanie było niemożliwe bez uiszczenia opłaty przez postać w grze czy coś w tym guście.</text:p>
      <text:p text:style-name="P1"/>
      <text:p text:style-name="P1">Niestety, Ren’py nie posiada interfejsu graficznego mogącego ułatwić tworzenie gry - całość musi być rozpisana w plikach z rozszerzeniem .rpy. Dostęp do głównego pliku, script.rpy, jest możliwy z menu głównego aplikacji i można go edytować nawet w najzwyklejszym notatniku - choć ze względu na wygodę, polecam korzystanie z innych narzędzi, na przykład z programu Atom, który udostępnia autokorektę, umożliwia przeglądanie zawartości foldera i ogólnie w znaczącym stopniu ułatwia pracę. Co ważne, niekoniecznie wszystko musi być trzymane w pliku script.rpy - można tworzyć inne pliki o tym rozszerzeniu, zawierające np. dodatkowe elementy rozgrywki albo przechowujące kolejne akty fabuły. </text:p>
      <text:p text:style-name="P1"/>
      <text:p text:style-name="P1">Podstawowe tworzenie gry jest banalne, dzięki rozszerzeniu przez autorów możliwości języka Python oraz stworzeniu przez nich bardzo dobrej instrukcji. Po ściągnięciu Ren’py w menu głównym mamy dostępne dwa projekty - “Tutorial” oraz “The Question”, z czego to pierwsze tłumaczy wszelkie podstawy tworzenia rozgrywki, od umieszczania postaci po bardziej skomplikowane rzeczy, takie jak proste minigry czy ułatwianie procesu tłumaczenia gry na inne języki. Z kolei “The Question” to przykładowy, niewielki projekt, który można podejrzeć, zobaczyć jak działa i wykorzystać tę wiedzę we własnym tworzeniu. By jeszcze bardziej ułatwić twórcom życie, podstawowy kod wygenerowany po wybraniu opcji zrobienia nowej gry jest napełniony komentarzami, które tłumaczą znaczenie poszczególnych słów kluczowych.</text:p>
      <text:p text:style-name="P1"/>
      <text:p text:style-name="P1">Dla przykładu w kilka minut utworzyłem prostą grę, której kod można zobaczyć poniżej:</text:p>
      <text:p text:style-name="P1"/>
      <text:p text:style-name="P1">***</text:p>
      <text:p text:style-name="P1">﻿define r = Character("Rarity")</text:p>
      <text:p text:style-name="P1"/>
      <text:p text:style-name="P1">label start:</text:p>
      <text:p text:style-name="P1"/>
      <text:p text:style-name="P1"><text:s text:c="4"/>scene bg</text:p>
      <text:p text:style-name="P1"><text:s text:c="4"/>show rarity duh at center</text:p>
      <text:p text:style-name="P1"/>
      <text:p text:style-name="P1"><text:s text:c="4"/>r "Sweetie, nadstaw pyszczek. Musisz naostrzyć ten ołówek."</text:p>
      <text:p text:style-name="P1"/>
      <text:p text:style-name="P1"><text:s text:c="4"/>menu:</text:p>
      <text:p text:style-name="P1"><text:soft-page-break/><text:s text:c="8"/>"Nie chcę!":</text:p>
      <text:p text:style-name="P1"><text:s text:c="12"/>jump angry</text:p>
      <text:p text:style-name="P1"><text:s text:c="8"/>"Przecież go i tak nie potrzebujesz!":</text:p>
      <text:p text:style-name="P1"><text:s text:c="12"/>jump sad</text:p>
      <text:p text:style-name="P1">label angry:</text:p>
      <text:p text:style-name="P1"><text:s text:c="4"/>show rarity angry:</text:p>
      <text:p text:style-name="P1"><text:s text:c="8"/>xalign 0.10</text:p>
      <text:p text:style-name="P1"><text:s text:c="8"/>yalign 0.70</text:p>
      <text:p text:style-name="P1"><text:s text:c="4"/>show sweetie:</text:p>
      <text:p text:style-name="P1"><text:s text:c="8"/>xalign 0.90</text:p>
      <text:p text:style-name="P1"><text:s text:c="8"/>yalign 0.8</text:p>
      <text:p text:style-name="P1"/>
      <text:p text:style-name="P1"><text:s text:c="4"/>r "Naostrz ten ołówek!"</text:p>
      <text:p text:style-name="P1">jump end</text:p>
      <text:p text:style-name="P1">label sad:</text:p>
      <text:p text:style-name="P1"><text:s text:c="4"/>show rarity sad at center</text:p>
      <text:p text:style-name="P1"><text:s text:c="4"/>r "A... ale ja go kocham!"</text:p>
      <text:p text:style-name="P1">jump end</text:p>
      <text:p text:style-name="P1"/>
      <text:p text:style-name="P1">label end:</text:p>
      <text:p text:style-name="P1"><text:s text:c="4"/>return</text:p>
      <text:p text:style-name="P1">***</text:p>
      <text:p text:style-name="P1"/>
      <text:p text:style-name="P1">W folderze “images” umieściłem cztery obrazki z postaciami - “rarity duh”, “rarity angry”, “rarity sad” oraz “sweetie” - oraz jeden plik z tłem o nazwie bg. </text:p>
      <text:p text:style-name="P1"/>
      <text:p text:style-name="P1">Analizując kod: zaczynam od zadeklarowania postaci, oznaczonej literką r. Jej jedyną właściwością jest imię “Rarity”, choć może mieć dodatkowe - na przykład kolor czy rozmiar tekstu lub własne tło panelu tekstowego. Następnie “label start” - zakładka - oznacza miejsce, w którym zaczyna się gra. Wyświetlamy najpierw tło, a następnie postać.</text:p>
      <text:p text:style-name="P1"><text:soft-page-break/></text:p>
      <text:p text:style-name="P1">Linijka zaczynająca się od nazwy zmiennej, którą oznaczyliśmy postać oznacza tekst wyświetlany w grze. Następnie, wcielając się w rolę Sweetie Belle zmuszonej do obgryzania ołówków dla starszej siostry, dostajemy możliwość wybrania jej odpowiedzi - tworzenie wyboru zaczynamy od słowa “menu”, następnie wybierając tekst, jaki ma być wyświetlony oraz zakładki, do których musimy skoczyć</text:p>
      <text:p text:style-name="P1"/>
      <text:p text:style-name="P1">W razie bezczelnej odmowy Rarity się denerwuje. Ze względu na to, że wszystkie obrazki z nią zaczynają się od tego samego ciągu znaków, po którym następuje spacja, Ren’py traktuje słowo “rarity” jako tag, dzięki czemu zastępuje ono po prostu obrazek “rarity duh” ilustracją “rarity angry”. Gdybym o tym zapomniał i nazwał te pliki po prostu “angry”, “duh” i “sad” to musiałbym ręcznie zadbać o ich usuwanie z pola widzenia.</text:p>
      <text:p text:style-name="P1"/>
      <text:p text:style-name="P1">Możliwe jest ręczne ustawienie pozycji danych postaci - xalign 0.10 umieszcza postać w 1/10 osi X, a yalign w 7/10 osi Y, dając ładniejszy efekt niż “show rarity angry at right”.</text:p>
      <text:p text:style-name="P1"/>
      <text:p text:style-name="P1">Oba wybory kończą się tak samo - przeskoczeniem do końca. Dojście do słowa kluczowego “return” kończy działanie programu.</text:p>
      <text:p text:style-name="P1"/>
      <text:p text:style-name="P1">W ten prosty sposób na szybko została opowiedziana mroczna historia o dręczeniu młodszej siostry przez starszą. Możliwe jednak jest wiele innych rzeczy - i gorąco zachęcam do samodzielnych eksperymentów. Czy stworzenie własnej, choćby niewielkiej, gry nie wyglądałoby kiedyś ładnie w CV…?</text:p>
      <text:p text:style-name="P1">Użyte grafiki pochodzą ze strony <text:a xlink:type="simple" xlink:href="https://xpesifeindx.deviantart.com" text:style-name="Internet_20_link" text:visited-style-name="Visited_20_Internet_20_Link"><text:span text:style-name="T1">https://xpesifeindx.deviantart.com</text:span></text:a> .</text:p>
      <text:p text:style-name="P1"/>
      <text:p text:style-name="P1"><text:a xlink:type="simple" xlink:href="https://gonintendo.com/system/file_uploads/uploads/000/014/778/original/logo512.png" text:style-name="Internet_20_link" text:visited-style-name="Visited_20_Internet_20_Link"><text:span text:style-name="T1">https://gonintendo.com/system/file_uploads/uploads/000/014/778/original/logo512.png</text:span></text:a> - nie znalazłem niczego lepszego na top poza tym - można by dorzucić nazwę programu lub samego artykułu</text:p>
      <text:p text:style-name="P1"/>
      <text:p text:style-name="P1"><text:a xlink:type="simple" xlink:href="https://imgur.com/a/NrvIu" text:style-name="Internet_20_link" text:visited-style-name="Visited_20_Internet_20_Link"><text:span text:style-name="T1">https://imgur.com/a/NrvIu</text:span></text:a> - dwa screeny z aplika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4" meta:word-count="1015" meta:character-count="7053" meta:non-whitespace-character-count="5969"/>
    <meta:generator>LibreOfficeDev/5.1.0.3$Linux_X86_64 LibreOffice_project/</meta:generator>
  </office:meta>
</office:document-meta>
</file>